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2f18b" officeooo:paragraph-rsid="0022f18b"/>
    </style:style>
    <style:style style:name="P2" style:family="paragraph" style:parent-style-name="Text_20_body">
      <style:text-properties officeooo:rsid="00259092" officeooo:paragraph-rsid="00259092"/>
    </style:style>
    <style:style style:name="P3" style:family="paragraph" style:parent-style-name="Text_20_body">
      <style:text-properties officeooo:rsid="002cdd35" officeooo:paragraph-rsid="002cdd35"/>
    </style:style>
    <style:style style:name="P4" style:family="paragraph" style:parent-style-name="Text_20_body" style:list-style-name="L1">
      <style:text-properties officeooo:paragraph-rsid="0022a8f1"/>
    </style:style>
    <style:style style:name="P5" style:family="paragraph" style:parent-style-name="Text_20_body" style:list-style-name="L1">
      <style:text-properties officeooo:rsid="00065c02" officeooo:paragraph-rsid="00065c02"/>
    </style:style>
    <style:style style:name="P6" style:family="paragraph" style:parent-style-name="Text_20_body" style:list-style-name="L1">
      <style:text-properties officeooo:rsid="00069c3d" officeooo:paragraph-rsid="00069c3d"/>
    </style:style>
    <style:style style:name="P7" style:family="paragraph" style:parent-style-name="Text_20_body" style:list-style-name="L1">
      <style:text-properties officeooo:rsid="0009e611" officeooo:paragraph-rsid="0009e611"/>
    </style:style>
    <style:style style:name="P8" style:family="paragraph" style:parent-style-name="Text_20_body" style:list-style-name="L1">
      <style:text-properties officeooo:rsid="0009e611" officeooo:paragraph-rsid="0022f18b"/>
    </style:style>
    <style:style style:name="P9" style:family="paragraph" style:parent-style-name="Text_20_body" style:list-style-name="L1">
      <style:text-properties officeooo:rsid="0007324b" officeooo:paragraph-rsid="0022f18b"/>
    </style:style>
    <style:style style:name="P10" style:family="paragraph" style:parent-style-name="Text_20_body" style:list-style-name="L1">
      <style:text-properties officeooo:rsid="00079be1" officeooo:paragraph-rsid="0022f18b"/>
    </style:style>
    <style:style style:name="P11" style:family="paragraph" style:parent-style-name="Text_20_body" style:list-style-name="L1">
      <style:text-properties officeooo:rsid="000c43f9" officeooo:paragraph-rsid="0022f18b"/>
    </style:style>
    <style:style style:name="P12" style:family="paragraph" style:parent-style-name="Text_20_body" style:list-style-name="L1">
      <style:text-properties officeooo:rsid="000c43f9" officeooo:paragraph-rsid="000c43f9"/>
    </style:style>
    <style:style style:name="P13" style:family="paragraph" style:parent-style-name="Text_20_body" style:list-style-name="L1">
      <style:text-properties officeooo:rsid="000fcdd7" officeooo:paragraph-rsid="0022f18b"/>
    </style:style>
    <style:style style:name="P14" style:family="paragraph" style:parent-style-name="Text_20_body" style:list-style-name="L1">
      <style:text-properties officeooo:rsid="000fcdd7" officeooo:paragraph-rsid="000fcdd7"/>
    </style:style>
    <style:style style:name="P15" style:family="paragraph" style:parent-style-name="Text_20_body" style:list-style-name="L1">
      <style:text-properties officeooo:rsid="001373f3" officeooo:paragraph-rsid="0022f18b"/>
    </style:style>
    <style:style style:name="P16" style:family="paragraph" style:parent-style-name="Text_20_body" style:list-style-name="L1">
      <style:text-properties officeooo:rsid="0014da3f" officeooo:paragraph-rsid="0022f18b"/>
    </style:style>
    <style:style style:name="P17" style:family="paragraph" style:parent-style-name="Text_20_body" style:list-style-name="L1">
      <style:text-properties officeooo:rsid="0014da3f" officeooo:paragraph-rsid="0014da3f"/>
    </style:style>
    <style:style style:name="P18" style:family="paragraph" style:parent-style-name="Text_20_body" style:list-style-name="L1">
      <style:text-properties officeooo:rsid="0022f18b" officeooo:paragraph-rsid="0022f18b"/>
    </style:style>
    <style:style style:name="P19" style:family="paragraph" style:parent-style-name="Text_20_body" style:list-style-name="L1">
      <style:text-properties officeooo:rsid="002da0a1" officeooo:paragraph-rsid="002da0a1"/>
    </style:style>
    <style:style style:name="P20" style:family="paragraph" style:parent-style-name="Text_20_body" style:list-style-name="L1">
      <style:text-properties officeooo:rsid="002a2f33" officeooo:paragraph-rsid="002a2f33"/>
    </style:style>
    <style:style style:name="P21" style:family="paragraph" style:parent-style-name="Text_20_body" style:list-style-name="L1">
      <style:text-properties officeooo:rsid="0007bcb2" officeooo:paragraph-rsid="0007bcb2"/>
    </style:style>
    <style:style style:name="P22" style:family="paragraph" style:parent-style-name="Text_20_body" style:list-style-name="L1">
      <style:text-properties officeooo:rsid="000ad237" officeooo:paragraph-rsid="000ad237"/>
    </style:style>
    <style:style style:name="P23" style:family="paragraph" style:parent-style-name="Text_20_body" style:list-style-name="L1">
      <style:text-properties officeooo:rsid="000d70e9" officeooo:paragraph-rsid="000d70e9"/>
    </style:style>
    <style:style style:name="P24" style:family="paragraph" style:parent-style-name="Text_20_body" style:list-style-name="L1">
      <style:text-properties officeooo:rsid="000ef8be" officeooo:paragraph-rsid="000ef8be"/>
    </style:style>
    <style:style style:name="P25" style:family="paragraph" style:parent-style-name="Text_20_body" style:list-style-name="L1">
      <style:text-properties officeooo:rsid="00107aa0" officeooo:paragraph-rsid="0022f18b"/>
    </style:style>
    <style:style style:name="P26" style:family="paragraph" style:parent-style-name="Text_20_body" style:list-style-name="L1">
      <style:text-properties officeooo:rsid="0016c8a0" officeooo:paragraph-rsid="0022f18b"/>
    </style:style>
    <style:style style:name="P27" style:family="paragraph" style:parent-style-name="Text_20_body" style:list-style-name="L1">
      <style:text-properties officeooo:rsid="002b117a" officeooo:paragraph-rsid="002b117a"/>
    </style:style>
    <style:style style:name="P28" style:family="paragraph" style:parent-style-name="Text_20_body" style:list-style-name="L1">
      <style:text-properties officeooo:rsid="001841a0" officeooo:paragraph-rsid="0022f18b"/>
    </style:style>
    <style:style style:name="P29" style:family="paragraph" style:parent-style-name="Text_20_body" style:list-style-name="L1">
      <style:text-properties officeooo:rsid="00190d2d" officeooo:paragraph-rsid="0022f18b"/>
    </style:style>
    <style:style style:name="P30" style:family="paragraph" style:parent-style-name="Text_20_body" style:list-style-name="L1">
      <style:text-properties officeooo:rsid="001a396a" officeooo:paragraph-rsid="0022f18b"/>
    </style:style>
    <style:style style:name="P31" style:family="paragraph" style:parent-style-name="Text_20_body" style:list-style-name="L1">
      <style:text-properties officeooo:rsid="001a956b" officeooo:paragraph-rsid="0022f18b"/>
    </style:style>
    <style:style style:name="P32" style:family="paragraph" style:parent-style-name="Text_20_body" style:list-style-name="L1">
      <style:text-properties officeooo:rsid="001cdeea" officeooo:paragraph-rsid="0022f18b"/>
    </style:style>
    <style:style style:name="P33" style:family="paragraph" style:parent-style-name="Text_20_body" style:list-style-name="L1">
      <style:text-properties officeooo:rsid="001d5f17" officeooo:paragraph-rsid="0022f18b"/>
    </style:style>
    <style:style style:name="P34" style:family="paragraph" style:parent-style-name="Text_20_body" style:list-style-name="L1">
      <style:text-properties officeooo:rsid="0022a8f1" officeooo:paragraph-rsid="0022f18b"/>
    </style:style>
    <style:style style:name="P35" style:family="paragraph" style:parent-style-name="Text_20_body" style:list-style-name="L1">
      <style:text-properties officeooo:rsid="001f032b" officeooo:paragraph-rsid="0022f18b"/>
    </style:style>
    <style:style style:name="P36" style:family="paragraph" style:parent-style-name="Text_20_body" style:list-style-name="L1">
      <style:text-properties officeooo:rsid="000fc1fe" officeooo:paragraph-rsid="000fc1fe"/>
    </style:style>
    <style:style style:name="P37" style:family="paragraph" style:parent-style-name="Text_20_body" style:list-style-name="L1">
      <style:text-properties officeooo:rsid="00244792" officeooo:paragraph-rsid="00244792"/>
    </style:style>
    <style:style style:name="P38" style:family="paragraph" style:parent-style-name="Text_20_body" style:list-style-name="L2">
      <style:text-properties officeooo:rsid="00259092" officeooo:paragraph-rsid="00259092"/>
    </style:style>
    <style:style style:name="P39" style:family="paragraph" style:parent-style-name="Text_20_body" style:list-style-name="L2">
      <style:text-properties officeooo:rsid="00286702" officeooo:paragraph-rsid="00286702"/>
    </style:style>
    <style:style style:name="P40" style:family="paragraph" style:parent-style-name="Text_20_body" style:list-style-name="L2">
      <style:text-properties officeooo:rsid="0028c7bd" officeooo:paragraph-rsid="0028c7bd"/>
    </style:style>
    <style:style style:name="P41" style:family="paragraph" style:parent-style-name="Text_20_body" style:list-style-name="L3">
      <style:text-properties officeooo:rsid="002cdd35" officeooo:paragraph-rsid="002cdd35"/>
    </style:style>
    <style:style style:name="P42" style:family="paragraph" style:parent-style-name="Text_20_body" style:list-style-name="L1">
      <style:text-properties officeooo:rsid="002e014a" officeooo:paragraph-rsid="002e014a"/>
    </style:style>
    <style:style style:name="P43" style:family="paragraph" style:parent-style-name="Text_20_body">
      <style:text-properties officeooo:rsid="002e014a" officeooo:paragraph-rsid="002e014a"/>
    </style:style>
    <style:style style:name="P44" style:family="paragraph" style:parent-style-name="Text_20_body" style:list-style-name="L4">
      <style:text-properties officeooo:rsid="002e014a" officeooo:paragraph-rsid="002e014a"/>
    </style:style>
    <style:style style:name="T1" style:family="text">
      <style:text-properties officeooo:rsid="0009e611"/>
    </style:style>
    <style:style style:name="T2" style:family="text">
      <style:text-properties officeooo:rsid="000ad237"/>
    </style:style>
    <style:style style:name="T3" style:family="text">
      <style:text-properties officeooo:rsid="0014da3f"/>
    </style:style>
    <style:style style:name="T4" style:family="text">
      <style:text-properties officeooo:rsid="001a396a"/>
    </style:style>
    <style:style style:name="T5" style:family="text">
      <style:text-properties officeooo:rsid="001b62fa"/>
    </style:style>
    <style:style style:name="T6" style:family="text">
      <style:text-properties officeooo:rsid="001cdeea"/>
    </style:style>
    <style:style style:name="T7" style:family="text">
      <style:text-properties officeooo:rsid="001f032b"/>
    </style:style>
    <style:style style:name="T8" style:family="text">
      <style:text-properties officeooo:rsid="0022a8f1"/>
    </style:style>
    <style:style style:name="T9" style:family="text">
      <style:text-properties officeooo:rsid="0022f18b"/>
    </style:style>
    <style:style style:name="T10" style:family="text">
      <style:text-properties officeooo:rsid="00244792"/>
    </style:style>
    <style:style style:name="T11" style:family="text">
      <style:text-properties officeooo:rsid="002e01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</text:p>
      <text:list xml:id="list2817342234" text:style-name="L1">
        <text:list-item>
          <text:p text:style-name="P5"><text:a xlink:type="simple" xlink:href="https://www.selflinux.org/selflinux/html/shellprogrammierung.html" text:style-name="Internet_20_link" text:visited-style-name="Visited_20_Internet_20_Link">https://www.selflinux.org/selflinux/html/shellprogrammierung.html</text:a></text:p>
        </text:list-item>
        <text:list-item>
          <text:p text:style-name="P5"><text:a xlink:type="simple" xlink:href="https://www.gnu.org/software/bash/manual/html_node/index.html#SEC_Contents" text:style-name="Internet_20_link" text:visited-style-name="Visited_20_Internet_20_Link">https://www.gnu.org/software/bash/manual/html_node/index.html#SEC_Contents</text:a></text:p>
        </text:list-item>
      </text:list>
      <text:p text:style-name="P1">Dateisystem</text:p>
      <text:list xml:id="list134445914463142" text:continue-numbering="true" text:style-name="L1">
        <text:list-item>
          <text:p text:style-name="P5">pwd: Print working directory = aktuelles Verzeichnis ausgeben</text:p>
        </text:list-item>
        <text:list-item>
          <text:p text:style-name="P6">ls: </text:p>
        </text:list-item>
        <text:list-item>
          <text:p text:style-name="P7">cd: change directory = Ordner wechseln</text:p>
        </text:list-item>
        <text:list-item>
          <text:p text:style-name="P9">ssh: <text:span text:style-name="T1">Secure Shell =</text:span> <text:a xlink:type="simple" xlink:href="mailto:benutzername@IPadresse" text:style-name="Internet_20_link" text:visited-style-name="Visited_20_Internet_20_Link">benutzername@IPadresse</text:a> (<text:a xlink:type="simple" xlink:href="mailto:fleonhardt@80.158.21.60" text:style-name="Internet_20_link" text:visited-style-name="Visited_20_Internet_20_Link">fleonhardt@80.158.21.60</text:a>)</text:p>
        </text:list-item>
        <text:list-item>
          <text:p text:style-name="P10">tree: Ordnerstruktur anzeigen</text:p>
        </text:list-item>
        <text:list-item>
          <text:p text:style-name="P8">cp: copy = Kopieren</text:p>
        </text:list-item>
        <text:list-item>
          <text:p text:style-name="P11">mkdir: make directory</text:p>
        </text:list-item>
        <text:list-item>
          <text:p text:style-name="P13">chmod: change modifier = Rechte verändern</text:p>
        </text:list-item>
        <text:list-item>
          <text:p text:style-name="P15">rm: remove = Löschen</text:p>
        </text:list-item>
        <text:list-item>
          <text:p text:style-name="P16">touch = Datei erzeugen</text:p>
        </text:list-item>
        <text:list-item>
          <text:p text:style-name="P18">mv: Move = Umbenennen oder verschieben</text:p>
        </text:list-item>
        <text:list-item>
          <text:p text:style-name="P19">scp &lt;Quelle&gt; &lt;Ziel&gt; mit Ziel in der Form „benutzername@host:&lt;Ordnerpfad&gt;“</text:p>
          <text:list>
            <text:list-item>
              <text:p text:style-name="P19">scp „/home/sea4/beispiel.txt“ „fleonhardt@80.158.21.60:/home/fleonhardt/Blog“</text:p>
            </text:list-item>
          </text:list>
        </text:list-item>
      </text:list>
      <text:p text:style-name="P1">Sonstige</text:p>
      <text:list xml:id="list134447408927808" text:continue-numbering="true" text:style-name="L1">
        <text:list-item>
          <text:p text:style-name="P10">ps: Laufende Programme ausgeben</text:p>
        </text:list-item>
        <text:list-item>
          <text:p text:style-name="P20">top = Laufende Programme mit Infos ausgeben</text:p>
        </text:list-item>
        <text:list-item>
          <text:p text:style-name="P20">kill = Programme beenden</text:p>
        </text:list-item>
        <text:list-item>
          <text:p text:style-name="P21">apt: Advanced packet manager tool install/update/upgrade</text:p>
        </text:list-item>
        <text:list-item>
          <text:p text:style-name="P21">sudo: Super User do: führe als root aus</text:p>
        </text:list-item>
        <text:list-item>
          <text:p text:style-name="P7">bash: </text:p>
        </text:list-item>
        <text:list-item>
          <text:p text:style-name="P7">clear: Konsole aufräumen <text:span text:style-name="T2">oder printf '\033[2J'</text:span></text:p>
        </text:list-item>
        <text:list-item>
          <text:p text:style-name="P22">man: manual = Bedienungsanleitung</text:p>
        </text:list-item>
        <text:list-item>
          <text:p text:style-name="P13">q oder x = Programm verlassen</text:p>
        </text:list-item>
        <text:list-item>
          <text:p text:style-name="P12">echo = Text oder Variable ausgeben</text:p>
        </text:list-item>
        <text:list-item>
          <text:p text:style-name="P23">export = Variable setzen (z.B: PATH). Beim export kein $-Zeichen verwenden, also </text:p>
          <text:list>
            <text:list-item>
              <text:p text:style-name="P23">export PATH=$PATH:/home/fleonhardt/Videos</text:p>
            </text:list-item>
            <text:list-item>
              <text:p text:style-name="P24">hält nicht bis zur nächsten Session!</text:p>
            </text:list-item>
            <text:list-item>
              <text:p text:style-name="P24"><text:soft-page-break/>Ist Shell-Übergreifend</text:p>
            </text:list-item>
            <text:list-item>
              <text:p text:style-name="P24">Pfad Anhängsel immer ans Ende</text:p>
            </text:list-item>
            <text:list-item>
              <text:p text:style-name="P24">Pfad wird immer von Anfang nach Ende durchsucht, bis ein Ergebnis gefunden wird</text:p>
            </text:list-item>
          </text:list>
        </text:list-item>
        <text:list-item>
          <text:p text:style-name="P25">env = Umgebungsvariablen anzeigen</text:p>
        </text:list-item>
        <text:list-item>
          <text:p text:style-name="P26">df: Disk free = freier Speicherplatz</text:p>
        </text:list-item>
        <text:list-item>
          <text:p text:style-name="P26">du: Disk used = Benutzter Speicherplatz</text:p>
        </text:list-item>
        <text:list-item>
          <text:p text:style-name="P26">date = Datum und Uhrzeit</text:p>
        </text:list-item>
        <text:list-item>
          <text:p text:style-name="P27">string = Binärdateien als Strings ausgeben</text:p>
        </text:list-item>
        <text:list-item>
          <text:p text:style-name="P42">which &lt;Befehl&gt; = wo liegt der Befehl im Verzeichnis</text:p>
        </text:list-item>
        <text:list-item>
          <text:p text:style-name="P28">vim:</text:p>
          <text:list>
            <text:list-item>
              <text:p text:style-name="P28">Kontrollmodus: Esc</text:p>
            </text:list-item>
            <text:list-item>
              <text:p text:style-name="P28">Eingabemodus: i <text:span text:style-name="T4">oder a</text:span></text:p>
            </text:list-item>
            <text:list-item>
              <text:p text:style-name="P28">Verlassen: Esc + :q!</text:p>
            </text:list-item>
            <text:list-item>
              <text:p text:style-name="P29">Speicher<text:span text:style-name="T5">n</text:span>: :w</text:p>
            </text:list-item>
            <text:list-item>
              <text:p text:style-name="P29">Zeile löschen: dd</text:p>
            </text:list-item>
            <text:list-item>
              <text:p text:style-name="P29">vier Zeilen löschen 4dd</text:p>
            </text:list-item>
            <text:list-item>
              <text:p text:style-name="P29">Zeichen löschen: x</text:p>
            </text:list-item>
            <text:list-item>
              <text:p text:style-name="P29">Vier Zeichen löschen 4x</text:p>
            </text:list-item>
            <text:list-item>
              <text:p text:style-name="P30">Ende der Zeile: $</text:p>
            </text:list-item>
            <text:list-item>
              <text:p text:style-name="P30">Anfang der Zeile: ^</text:p>
            </text:list-item>
            <text:list-item>
              <text:p text:style-name="P30">Letzte Zeile: G</text:p>
            </text:list-item>
            <text:list-item>
              <text:p text:style-name="P30">Erste Zeile: 1G</text:p>
            </text:list-item>
            <text:list-item>
              <text:p text:style-name="P31">Undo: :u</text:p>
            </text:list-item>
            <text:list-item>
              <text:p text:style-name="P31">Zeilen nummerieren: :set nu / <text:span text:style-name="T6">set nonu</text:span></text:p>
            </text:list-item>
            <text:list-item>
              <text:p text:style-name="P32">Zeichen markieren: Esc: v</text:p>
            </text:list-item>
            <text:list-item>
              <text:p text:style-name="P31"><text:span text:style-name="T6">Hilfe: Esc </text:span>;<text:span text:style-name="T6">help</text:span></text:p>
            </text:list-item>
          </text:list>
        </text:list-item>
        <text:list-item>
          <text:p text:style-name="P33">tr: translate = Ersetzen</text:p>
        </text:list-item>
        <text:list-item>
          <text:p text:style-name="P34">groups = zu welchen Gruppen gehört der aktuelle Benutzer</text:p>
        </text:list-item>
        <text:list-item>
          <text:p text:style-name="P34">chgrp: Change group = Gruppe verändern</text:p>
          <text:list>
            <text:list-item>
              <text:p text:style-name="P34">Eine Datei kann immer nur einer Gruppe gehören</text:p>
            </text:list-item>
          </text:list>
        </text:list-item>
        <text:list-item>
          <text:p text:style-name="P35">source = ausführen in der aktuellen Shell (keine neue starten)</text:p>
          <text:list>
            <text:list-item>
              <text:p text:style-name="P35">Alternativ: „.“</text:p>
            </text:list-item>
            <text:list-item>
              <text:p text:style-name="P31"><text:soft-page-break/><text:span text:style-name="T7">bsp: source export PATH = $PATH:/home/usr/bin</text:span><text:tab/></text:p>
            </text:list-item>
          </text:list>
        </text:list-item>
      </text:list>
      <text:p text:style-name="P1">Dateiinhalte angucken</text:p>
      <text:list xml:id="list134446076072287" text:continue-numbering="true" text:style-name="L1">
        <text:list-item>
          <text:p text:style-name="P36">cat <text:s/>=Datei ausgeben</text:p>
        </text:list-item>
        <text:list-item>
          <text:p text:style-name="P15">gre<text:span text:style-name="T3">p = suchen</text:span></text:p>
        </text:list-item>
        <text:list-item>
          <text:p text:style-name="P14">less = Datei ausgeben aber interaktiv</text:p>
        </text:list-item>
        <text:list-item>
          <text:p text:style-name="P17">sort = sortieren</text:p>
        </text:list-item>
        <text:list-item>
          <text:p text:style-name="P4"><text:span text:style-name="T8">od: Oct</text:span><text:span text:style-name="T10">al</text:span><text:span text:style-name="T8">dump = Datei </text:span><text:span text:style-name="T9">im Oktalsystem ausgeben</text:span></text:p>
        </text:list-item>
        <text:list-item>
          <text:p text:style-name="P18">diff: Difference = Dateien vergleichen</text:p>
        </text:list-item>
        <text:list-item>
          <text:p text:style-name="P18">tail = Das Ende einer Datei anzeigen</text:p>
        </text:list-item>
        <text:list-item>
          <text:p text:style-name="P37">head = Den Anfang einer Datei anzeigen</text:p>
        </text:list-item>
        <text:list-item>
          <text:p text:style-name="P37">wc: Word count = Wörter zählen</text:p>
        </text:list-item>
      </text:list>
      <text:p text:style-name="P2">Bash Scripte</text:p>
      <text:list xml:id="list2925428892" text:style-name="L2">
        <text:list-item>
          <text:p text:style-name="P38">VARIABLENNAME=“hallo“</text:p>
        </text:list-item>
        <text:list-item>
          <text:p text:style-name="P38">VARIABLE=$USER</text:p>
        </text:list-item>
        <text:list-item>
          <text:p text:style-name="P38">VARIABLE3=$(ls)</text:p>
        </text:list-item>
        <text:list-item>
          <text:p text:style-name="P38">${VARIABLE}NNAME ergibt fleonhardtNNAME</text:p>
        </text:list-item>
        <text:list-item>
          <text:p text:style-name="P39">Split = Dateiinhalte aufsplitten</text:p>
        </text:list-item>
        <text:list-item>
          <text:p text:style-name="P40">sed, awk = Dateien bearbeiten<text:tab/></text:p>
        </text:list-item>
      </text:list>
      <text:p text:style-name="P3">Netzwerke</text:p>
      <text:list xml:id="list3490871928" text:style-name="L3">
        <text:list-item>
          <text:p text:style-name="P41">ping &lt;IP Adresse&gt;</text:p>
        </text:list-item>
        <text:list-item>
          <text:p text:style-name="P41">traceroute = Routing bis zum Ziel nachverfolgen</text:p>
        </text:list-item>
      </text:list>
      <text:p text:style-name="P43">Java</text:p>
      <text:list xml:id="list3880493355" text:style-name="L4">
        <text:list-item>
          <text:p text:style-name="P44">Java alternativen auswählen: sudo apt update-alternatives –config jav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3:51:18.093113125</meta:creation-date>
    <dc:date>2021-04-12T13:44:45.274163365</dc:date>
    <meta:editing-duration>PT2H50M53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3" meta:paragraph-count="86" meta:word-count="463" meta:character-count="2810" meta:non-whitespace-character-count="2505"/>
  </office:meta>
</office:document-meta>
</file>